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0f47e" officeooo:paragraph-rsid="0000f47e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officeooo:rsid="00034e1b" officeooo:paragraph-rsid="00034e1b"/>
    </style:style>
    <style:style style:name="P3" style:family="paragraph" style:parent-style-name="Standard">
      <style:text-properties fo:language="fr" fo:country="FR" style:text-underline-style="none" officeooo:rsid="00058133" officeooo:paragraph-rsid="00058133"/>
    </style:style>
    <style:style style:name="P4" style:family="paragraph" style:parent-style-name="Standard">
      <style:text-properties fo:language="fr" fo:country="FR" style:text-underline-style="none" fo:font-weight="bold" officeooo:rsid="00058460" officeooo:paragraph-rsid="00058460" style:font-weight-asian="bold" style:font-weight-complex="bold"/>
    </style:style>
    <style:style style:name="P5" style:family="paragraph" style:parent-style-name="Standard">
      <style:text-properties fo:language="fr" fo:country="FR" officeooo:paragraph-rsid="00034e1b"/>
    </style:style>
    <style:style style:name="T1" style:family="text">
      <style:text-properties officeooo:rsid="00027d7b"/>
    </style:style>
    <style:style style:name="T2" style:family="text">
      <style:text-properties officeooo:rsid="00034e1b"/>
    </style:style>
    <style:style style:name="T3" style:family="text">
      <style:text-properties style:text-underline-style="none" officeooo:rsid="00034e1b"/>
    </style:style>
    <style:style style:name="T4" style:family="text">
      <style:text-properties style:text-underline-style="none" officeooo:rsid="00086cdf"/>
    </style:style>
    <style:style style:name="T5" style:family="text">
      <style:text-properties style:text-underline-style="none" officeooo:rsid="0009aeac"/>
    </style:style>
    <style:style style:name="T6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ire un<text:span text:style-name="T1">e sortie sur un fichier est plus clair car on chaque fichier est créé par un processus different. Dans le terrminal, comme les messages s’affichent à la suite, on ne voit pas de différence avec un programme séquentiel. </text:span></text:p>
      <text:p text:style-name="P1"/>
      <text:p text:style-name="P2">Bloquant et non Bloquant:</text:p>
      <text:p text:style-name="P3">La première version est sûre car </text:p>
      <text:p text:style-name="P3"/>
      <text:p text:style-name="P4">Circulation d’un jeton dans un anneau </text:p>
      <text:p text:style-name="P5"><text:span text:style-name="T3">0 s’affiche en dernier car on </text:span><text:span text:style-name="T4">incrémente</text:span><text:span text:style-name="T3"> le jeton avant de l’afficher. Ainsi, zéro passe à un au début </text:span><text:span text:style-name="T5">avant</text:span><text:span text:style-name="T3"> de s’affich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12T11:28:24.095000000</dc:date>
    <meta:editing-duration>PT10M14S</meta:editing-duration>
    <meta:editing-cycles>9</meta:editing-cycles>
    <meta:document-statistic meta:table-count="0" meta:image-count="0" meta:object-count="0" meta:page-count="1" meta:paragraph-count="5" meta:word-count="77" meta:character-count="446" meta:non-whitespace-character-count="371"/>
  </office:meta>
</office:document-meta>
</file>